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kRefresh.create( NodeState node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kRefresh.getNod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Refresh.accept( OperationVisitor vis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kRefresh.LockRefresh( NodeState node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Refresh.persis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